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000000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000000" draw:marker-end="Arrow" draw:marker-end-width="0.254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000000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.051cm" svg:stroke-color="#000000" draw:fill="none" draw:fill-color="#ffffff" fo:min-height="0.525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051cm" svg:stroke-color="#000000" draw:fill="none" draw:fill-color="#ffffff" fo:min-height="0.653cm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svg:stroke-color="#000000" draw:marker-end="Arrow" draw:marker-end-width="0.153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.051cm" svg:stroke-color="#000000" draw:fill="none" draw:fill-color="#ffffff" fo:min-height="0.512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051cm" svg:stroke-color="#000000" draw:fill="none" draw:fill-color="#ffffff" fo:min-height="0.909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3.874cm" svg:height="1.333cm" svg:x="11.287cm" svg:y="2.334cm">
          <text:p text:style-name="P1"><text:span text:style-name="T1">stopp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" draw:id="id2" draw:layer="layout" svg:width="3.874cm" svg:height="1.333cm" svg:x="11.261cm" svg:y="7.008cm">
          <text:p text:style-name="P1"><text:span text:style-name="T1">changingSpe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" draw:id="id6" draw:layer="layout" svg:width="3.874cm" svg:height="1.333cm" svg:x="11.135cm" svg:y="12.482cm">
          <text:p text:style-name="P1"><text:span text:style-name="T1">speedStabiliz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3.874cm" svg:height="1.333cm" svg:x="2.535cm" svg:y="6.982cm">
          <text:p text:style-name="P1"><text:span text:style-name="T1">NullingSpeed</text:span></text:p>
          <text:p text:style-name="P1"><text:span text:style-name="T1">(dir reversal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4.569cm" svg:height="1.333cm" svg:x="19.735cm" svg:y="4.882cm">
          <text:p text:style-name="P1"><text:span text:style-name="T1">decreasingSpe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" draw:id="id5" draw:layer="layout" svg:width="4.569cm" svg:height="1.333cm" svg:x="19.709cm" svg:y="9.256cm">
          <text:p text:style-name="P1"><text:span text:style-name="T1">increasingSpe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3.224cm" svg:y1="3.667cm" svg:x2="13.198cm" svg:y2="7.008cm" draw:start-shape="id1" draw:start-glue-point="2" draw:end-shape="id2" draw:end-glue-point="0" svg:d="m13224 3667-26 3341">
          <text:p/>
        </draw:connector>
        <draw:line draw:style-name="gr3" draw:text-style-name="P1" draw:layer="layout" svg:x1="13.065cm" svg:y1="4.81cm" svg:x2="13.446cm" svg:y2="4.81cm">
          <text:p/>
        </draw:line>
        <draw:frame draw:style-name="gr4" draw:text-style-name="P3" draw:layer="layout" svg:width="2.921cm" svg:height="0.856cm" svg:x="10.353cm" svg:y="4.398cm">
          <draw:text-box>
            <text:p><text:span text:style-name="T1">upd_move</text:span></text:p>
          </draw:text-box>
        </draw:frame>
        <draw:connector draw:style-name="gr2" draw:text-style-name="P1" draw:layer="layout" draw:type="curve" svg:x1="13.198cm" svg:y1="7.008cm" svg:x2="4.472cm" svg:y2="6.982cm" draw:start-shape="id2" draw:start-glue-point="0" draw:end-shape="id3" draw:end-glue-point="0" svg:d="m13198 7008c0-829-8726-816-8726-26">
          <text:p/>
        </draw:connector>
        <draw:line draw:style-name="gr3" draw:text-style-name="P1" draw:layer="layout" svg:x1="9.128cm" svg:y1="6.143cm" svg:x2="9.128cm" svg:y2="6.588cm">
          <text:p/>
        </draw:line>
        <draw:frame draw:style-name="gr5" draw:text-style-name="P3" draw:layer="layout" svg:width="5.08cm" svg:height="0.953cm" svg:x="6.659cm" svg:y="5.3cm">
          <draw:text-box>
            <text:p><text:span text:style-name="T1">speed_sign_change</text:span></text:p>
          </draw:text-box>
        </draw:frame>
        <draw:connector draw:style-name="gr2" draw:text-style-name="P1" draw:layer="layout" draw:type="curve" svg:x1="6.409cm" svg:y1="7.648cm" svg:x2="11.261cm" svg:y2="7.674cm" draw:start-shape="id3" draw:end-shape="id2" svg:d="m6409 7648c3640 0 1215 26 4852 26">
          <text:p/>
        </draw:connector>
        <draw:line draw:style-name="gr3" draw:text-style-name="P1" draw:layer="layout" svg:x1="9.102cm" svg:y1="7.418cm" svg:x2="9.102cm" svg:y2="7.863cm">
          <text:p/>
        </draw:line>
        <draw:frame draw:style-name="gr5" draw:text-style-name="P3" draw:layer="layout" svg:width="5.08cm" svg:height="0.953cm" svg:x="6.959cm" svg:y="6.701cm">
          <draw:text-box>
            <text:p><text:span text:style-name="T1">speed_is_null</text:span></text:p>
          </draw:text-box>
        </draw:frame>
        <draw:connector draw:style-name="gr2" draw:text-style-name="P1" draw:layer="layout" draw:type="curve" svg:x1="4.472cm" svg:y1="8.315cm" svg:x2="13.198cm" svg:y2="8.341cm" draw:start-shape="id3" draw:start-glue-point="2" draw:end-shape="id2" svg:d="m4472 8315c0 828 8726 815 8726 26">
          <text:p/>
        </draw:connector>
        <draw:line draw:style-name="gr3" draw:text-style-name="P1" draw:layer="layout" svg:x1="9.102cm" svg:y1="8.718cm" svg:x2="9.102cm" svg:y2="9.163cm">
          <text:p/>
        </draw:line>
        <draw:frame draw:style-name="gr4" draw:text-style-name="P3" draw:layer="layout" svg:width="2.921cm" svg:height="0.856cm" svg:x="7.754cm" svg:y="8.898cm">
          <draw:text-box>
            <text:p><text:span text:style-name="T1">upd_move</text:span></text:p>
          </draw:text-box>
        </draw:frame>
        <draw:connector draw:style-name="gr2" draw:text-style-name="P1" draw:layer="layout" draw:type="curve" svg:x1="15.135cm" svg:y1="7.674cm" svg:x2="19.735cm" svg:y2="5.548cm" draw:start-shape="id2" draw:end-shape="id4" draw:end-glue-point="3" svg:d="m15135 7674c3450 0 1150-2126 4600-2126">
          <text:p/>
        </draw:connector>
        <draw:line draw:style-name="gr3" draw:text-style-name="P1" draw:layer="layout" svg:x1="17.34cm" svg:y1="6.484cm" svg:x2="17.721cm" svg:y2="6.484cm">
          <text:p/>
        </draw:line>
        <draw:frame draw:style-name="gr4" draw:text-style-name="P3" draw:layer="layout" svg:width="3.704cm" svg:height="0.856cm" svg:x="17.471cm" svg:y="8.43cm">
          <draw:text-box>
            <text:p><text:span text:style-name="T1">speed_is_low</text:span></text:p>
          </draw:text-box>
        </draw:frame>
        <draw:connector draw:style-name="gr6" draw:text-style-name="P1" draw:layer="layout" draw:type="curve" svg:x1="15.135cm" svg:y1="7.674cm" svg:x2="19.709cm" svg:y2="9.922cm" draw:start-shape="id2" draw:start-glue-point="1" draw:end-shape="id5" svg:d="m15135 7674c3430 0 1144 2248 4574 2248">
          <text:p/>
        </draw:connector>
        <draw:line draw:style-name="gr3" draw:text-style-name="P1" draw:layer="layout" svg:x1="17.315cm" svg:y1="8.958cm" svg:x2="17.696cm" svg:y2="8.958cm">
          <text:p/>
        </draw:line>
        <draw:frame draw:style-name="gr4" draw:text-style-name="P3" draw:layer="layout" svg:width="3.92cm" svg:height="0.856cm" svg:x="17.329cm" svg:y="6.312cm">
          <draw:text-box>
            <text:p><text:span text:style-name="T1">speed_is_high</text:span></text:p>
          </draw:text-box>
        </draw:frame>
        <draw:connector draw:style-name="gr6" draw:text-style-name="P1" draw:layer="layout" draw:type="curve" svg:x1="21.993cm" svg:y1="10.589cm" svg:x2="15.009cm" svg:y2="13.148cm" draw:start-shape="id5" draw:start-glue-point="2" draw:end-shape="id6" draw:end-glue-point="1" svg:d="m21993 10589c0 1706-2328 2559-6984 2559">
          <text:p/>
        </draw:connector>
        <draw:line draw:style-name="gr3" draw:text-style-name="P1" draw:layer="layout" svg:x1="21.466cm" svg:y1="11.61cm" svg:x2="21.847cm" svg:y2="11.61cm">
          <text:p/>
        </draw:line>
        <draw:frame draw:style-name="gr7" draw:text-style-name="P3" draw:layer="layout" svg:width="4.635cm" svg:height="0.856cm" svg:x="17.742cm" svg:y="11.042cm">
          <draw:text-box>
            <text:p><text:span text:style-name="T1">speed_reached</text:span></text:p>
          </draw:text-box>
        </draw:frame>
        <draw:connector draw:style-name="gr2" draw:text-style-name="P1" draw:layer="layout" draw:type="curve" svg:x1="24.304cm" svg:y1="5.548cm" svg:x2="15.009cm" svg:y2="13.148cm" draw:start-shape="id4" draw:start-glue-point="1" draw:end-shape="id6" draw:end-glue-point="1" svg:d="m24304 5548c789 0 5436 7600-9295 7600">
          <text:p/>
        </draw:connector>
        <draw:line draw:style-name="gr3" draw:text-style-name="P1" draw:layer="layout" svg:x1="23.167cm" svg:y1="11.71cm" svg:x2="23.548cm" svg:y2="11.71cm">
          <text:p/>
        </draw:line>
        <draw:frame draw:style-name="gr4" draw:text-style-name="P3" draw:layer="layout" svg:width="4.635cm" svg:height="1.411cm" svg:x="22.726cm" svg:y="11.601cm">
          <draw:text-box>
            <text:p><text:span text:style-name="T1">speed_reached</text:span></text:p>
            <text:p><text:span text:style-name="T1">or speed =min</text:span></text:p>
          </draw:text-box>
        </draw:frame>
        <draw:connector draw:style-name="gr2" draw:text-style-name="P1" draw:layer="layout" draw:type="curve" svg:x1="19.709cm" svg:y1="9.922cm" svg:x2="13.198cm" svg:y2="8.341cm" draw:start-shape="id5" draw:end-shape="id2" draw:end-glue-point="2" svg:d="m19709 9922c-4341 0-6511-527-6511-1581">
          <text:p/>
        </draw:connector>
        <draw:line draw:style-name="gr3" draw:text-style-name="P1" draw:layer="layout" svg:x1="16.503cm" svg:y1="9.592cm" svg:x2="16.503cm" svg:y2="10.037cm">
          <text:p/>
        </draw:line>
        <draw:frame draw:style-name="gr4" draw:text-style-name="P3" draw:layer="layout" svg:width="2.921cm" svg:height="0.856cm" svg:x="15.155cm" svg:y="9.772cm">
          <draw:text-box>
            <text:p><text:span text:style-name="T1">upd_move</text:span></text:p>
          </draw:text-box>
        </draw:frame>
        <draw:connector draw:style-name="gr2" draw:text-style-name="P1" draw:layer="layout" draw:type="line" svg:x1="13.072cm" svg:y1="12.482cm" svg:x2="13.198cm" svg:y2="8.341cm" draw:start-shape="id6" draw:start-glue-point="0" draw:end-shape="id2" draw:end-glue-point="2" svg:d="m13072 12482 126-4141">
          <text:p/>
        </draw:connector>
        <draw:line draw:style-name="gr3" draw:text-style-name="P1" draw:layer="layout" svg:x1="12.966cm" svg:y1="10.61cm" svg:x2="13.347cm" svg:y2="10.61cm">
          <text:p/>
        </draw:line>
        <draw:frame draw:style-name="gr4" draw:text-style-name="P5" draw:layer="layout" svg:width="5.254cm" svg:height="1.411cm" svg:x="7.921cm" svg:y="10.198cm">
          <draw:text-box>
            <text:p text:style-name="P4"><text:span text:style-name="T1">upd_move</text:span></text:p>
            <text:p text:style-name="P4"><text:span text:style-name="T1">or start_decelerate</text:span></text:p>
          </draw:text-box>
        </draw:frame>
        <draw:connector draw:style-name="gr2" draw:text-style-name="P1" draw:layer="layout" draw:type="line" svg:x1="21.993cm" svg:y1="9.256cm" svg:x2="22.019cm" svg:y2="6.215cm" draw:start-shape="id5" draw:end-shape="id4" draw:end-glue-point="2" svg:d="m21993 9256 26-3041">
          <text:p/>
        </draw:connector>
        <draw:line draw:style-name="gr3" draw:text-style-name="P1" draw:layer="layout" svg:x1="21.866cm" svg:y1="7.711cm" svg:x2="22.247cm" svg:y2="7.711cm">
          <text:p/>
        </draw:line>
        <draw:frame draw:style-name="gr4" draw:text-style-name="P5" draw:layer="layout" svg:width="4.375cm" svg:height="0.856cm" svg:x="17.7cm" svg:y="7.299cm">
          <draw:text-box>
            <text:p text:style-name="P4"><text:span text:style-name="T1">start_decelerate</text:span></text:p>
          </draw:text-box>
        </draw:frame>
        <draw:connector draw:style-name="gr2" draw:text-style-name="P1" draw:layer="layout" draw:type="curve" svg:x1="22.019cm" svg:y1="4.882cm" svg:x2="15.161cm" svg:y2="3cm" draw:start-shape="id4" draw:start-glue-point="0" draw:end-shape="id1" draw:end-glue-point="1" svg:d="m22019 4882c0-1255-2286-1882-6858-1882">
          <text:p/>
        </draw:connector>
        <draw:line draw:style-name="gr3" draw:text-style-name="P1" draw:layer="layout" svg:x1="21.325cm" svg:y1="3.984cm" svg:x2="21.706cm" svg:y2="3.984cm">
          <text:p/>
        </draw:line>
        <draw:frame draw:style-name="gr8" draw:text-style-name="P3" draw:layer="layout" svg:width="4.341cm" svg:height="1.411cm" svg:x="21.614cm" svg:y="3.159cm">
          <draw:text-box>
            <text:p><text:span text:style-name="T1">steps_done and speed=min</text:span></text:p>
          </draw:text-box>
        </draw:frame>
        <draw:connector draw:style-name="gr2" draw:text-style-name="P1" draw:layer="layout" draw:type="curve" svg:x1="19.735cm" svg:y1="5.548cm" svg:x2="13.198cm" svg:y2="7.008cm" draw:start-shape="id4" draw:start-glue-point="3" draw:end-shape="id2" draw:end-glue-point="0" svg:d="m19735 5548c-4358 0-6537 486-6537 1460">
          <text:p/>
        </draw:connector>
        <draw:line draw:style-name="gr3" draw:text-style-name="P1" draw:layer="layout" svg:x1="16.504cm" svg:y1="5.466cm" svg:x2="16.504cm" svg:y2="5.911cm">
          <text:p/>
        </draw:line>
        <draw:frame draw:style-name="gr4" draw:text-style-name="P3" draw:layer="layout" svg:width="2.921cm" svg:height="0.856cm" svg:x="15.156cm" svg:y="4.646cm">
          <draw:text-box>
            <text:p><text:span text:style-name="T1">upd_mov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ourrion </meta:initial-creator>
    <meta:creation-date>2013-01-22T11:26:02</meta:creation-date>
    <dc:date>2013-01-30T08:48:43</dc:date>
    <dc:creator>bourrion </dc:creator>
    <meta:editing-duration>PT26M57S</meta:editing-duration>
    <meta:editing-cycles>14</meta:editing-cycles>
    <meta:generator>LibreOffice/3.5$Linux_X86_64 LibreOffice_project/350m1$Build-2</meta:generator>
    <meta:document-statistic meta:object-count="45"/>
  </office:meta>
</office:document-meta>
</file>